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Pictures/100002000000035400000149F385CC07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9cm" style:rel-column-width="5309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402cm" style:rel-column-width="3224*"/>
    </style:style>
    <style:style style:name="Tabella6.D" style:family="table-column">
      <style:table-column-properties style:column-width="2.064cm" style:rel-column-width="4745*"/>
    </style:style>
    <style:style style:name="Tabella6.E" style:family="table-column">
      <style:table-column-properties style:column-width="1.826cm" style:rel-column-width="4197*"/>
    </style:style>
    <style:style style:name="Tabella6.F" style:family="table-column">
      <style:table-column-properties style:column-width="3.201cm" style:rel-column-width="7361*"/>
    </style:style>
    <style:style style:name="Tabella6.G" style:family="table-column">
      <style:table-column-properties style:column-width="1.561cm" style:rel-column-width="3589*"/>
    </style:style>
    <style:style style:name="Tabella6.H" style:family="table-column">
      <style:table-column-properties style:column-width="2.355cm" style:rel-column-width="5414*"/>
    </style:style>
    <style:style style:name="Tabella6.J" style:family="table-column">
      <style:table-column-properties style:column-width="1.217cm" style:rel-column-width="2798*"/>
    </style:style>
    <style:style style:name="Tabella6.K" style:family="table-column">
      <style:table-column-properties style:column-width="1.085cm" style:rel-column-width="2494*"/>
    </style:style>
    <style:style style:name="Tabella6.L" style:family="table-column">
      <style:table-column-properties style:column-width="1.565cm" style:rel-column-width="3597*"/>
    </style:style>
    <style:style style:name="Tabella6.M" style:family="table-column">
      <style:table-column-properties style:column-width="1.088cm" style:rel-column-width="2502*"/>
    </style:style>
    <style:style style:name="Tabella6.N" style:family="table-column">
      <style:table-column-properties style:column-width="1.145cm" style:rel-column-width="2632*"/>
    </style:style>
    <style:style style:name="Tabella6.O" style:family="table-column">
      <style:table-column-properties style:column-width="1.363cm" style:rel-column-width="3135*"/>
    </style:style>
    <style:style style:name="Tabella6.P" style:family="table-column">
      <style:table-column-properties style:column-width="1.806cm" style:rel-column-width="4152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P2" style:family="table-cell">
      <style:table-cell-properties style:vertical-align="middle" fo:padding="0.097cm" fo:border="0.05pt solid #000000"/>
    </style:style>
    <style:style style:name="Tabella6.K3" style:family="table-cell">
      <style:table-cell-properties fo:padding="0.097cm" fo:border-left="0.05pt solid #000000" fo:border-right="none" fo:border-top="none" fo:border-bottom="0.05pt solid #000000"/>
    </style:style>
    <style:style style:name="Tabella6.L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6.P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.K7" style:family="table-cell">
      <style:table-cell-properties fo:padding="0.097cm" fo:border-left="0.05pt solid #000000" fo:border-right="none" fo:border-top="none" fo:border-bottom="0.05pt solid #000000"/>
    </style:style>
    <style:style style:name="Tabella6.L7" style:family="table-cell">
      <style:table-cell-properties fo:padding="0.097cm" fo:border-left="0.05pt solid #000000" fo:border-right="none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1" style:family="table-cell">
      <style:table-cell-properties fo:padding="0.097cm" fo:border-left="0.05pt solid #000000" fo:border-right="none" fo:border-top="none" fo:border-bottom="0.05pt solid #000000"/>
    </style:style>
    <style:style style:name="Tabella6.B11" style:family="table-cell">
      <style:table-cell-properties fo:padding="0.097cm" fo:border-left="0.05pt solid #000000" fo:border-right="none" fo:border-top="none" fo:border-bottom="0.05pt solid #000000"/>
    </style:style>
    <style:style style:name="Tabella6.C11" style:family="table-cell">
      <style:table-cell-properties fo:padding="0.097cm" fo:border-left="0.05pt solid #000000" fo:border-right="none" fo:border-top="none" fo:border-bottom="0.05pt solid #000000"/>
    </style:style>
    <style:style style:name="Tabella6.D11" style:family="table-cell">
      <style:table-cell-properties fo:padding="0.097cm" fo:border-left="0.05pt solid #000000" fo:border-right="none" fo:border-top="none" fo:border-bottom="0.05pt solid #000000"/>
    </style:style>
    <style:style style:name="Tabella6.E11" style:family="table-cell">
      <style:table-cell-properties fo:padding="0.097cm" fo:border-left="0.05pt solid #000000" fo:border-right="none" fo:border-top="none" fo:border-bottom="0.05pt solid #000000"/>
    </style:style>
    <style:style style:name="Tabella6.F11" style:family="table-cell">
      <style:table-cell-properties fo:padding="0.097cm" fo:border-left="0.05pt solid #000000" fo:border-right="none" fo:border-top="none" fo:border-bottom="0.05pt solid #000000"/>
    </style:style>
    <style:style style:name="Tabella6.G11" style:family="table-cell">
      <style:table-cell-properties fo:padding="0.097cm" fo:border-left="0.05pt solid #000000" fo:border-right="none" fo:border-top="none" fo:border-bottom="0.05pt solid #000000"/>
    </style:style>
    <style:style style:name="Tabella6.H11" style:family="table-cell">
      <style:table-cell-properties fo:padding="0.097cm" fo:border-left="0.05pt solid #000000" fo:border-right="none" fo:border-top="none" fo:border-bottom="0.05pt solid #000000"/>
    </style:style>
    <style:style style:name="Tabella6.I11" style:family="table-cell">
      <style:table-cell-properties fo:padding="0.097cm" fo:border-left="0.05pt solid #000000" fo:border-right="none" fo:border-top="none" fo:border-bottom="0.05pt solid #000000"/>
    </style:style>
    <style:style style:name="Tabella6.J11" style:family="table-cell">
      <style:table-cell-properties fo:padding="0.097cm" fo:border-left="0.05pt solid #000000" fo:border-right="none" fo:border-top="none" fo:border-bottom="0.05pt solid #000000"/>
    </style:style>
    <style:style style:name="Tabella6.K11" style:family="table-cell">
      <style:table-cell-properties fo:padding="0.097cm" fo:border-left="0.05pt solid #000000" fo:border-right="none" fo:border-top="none" fo:border-bottom="0.05pt solid #000000"/>
    </style:style>
    <style:style style:name="Tabella6.L11" style:family="table-cell">
      <style:table-cell-properties fo:padding="0.097cm" fo:border-left="0.05pt solid #000000" fo:border-right="none" fo:border-top="none" fo:border-bottom="0.05pt solid #000000"/>
    </style:style>
    <style:style style:name="Tabella6.M11" style:family="table-cell">
      <style:table-cell-properties fo:padding="0.097cm" fo:border-left="0.05pt solid #000000" fo:border-right="none" fo:border-top="none" fo:border-bottom="0.05pt solid #000000"/>
    </style:style>
    <style:style style:name="Tabella6.N11" style:family="table-cell">
      <style:table-cell-properties fo:padding="0.097cm" fo:border-left="0.05pt solid #000000" fo:border-right="none" fo:border-top="none" fo:border-bottom="0.05pt solid #000000"/>
    </style:style>
    <style:style style:name="Tabella6.O11" style:family="table-cell">
      <style:table-cell-properties fo:padding="0.097cm" fo:border-left="0.05pt solid #000000" fo:border-right="none" fo:border-top="none" fo:border-bottom="0.05pt solid #000000"/>
    </style:style>
    <style:style style:name="Tabella6.P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4" style:family="table-cell">
      <style:table-cell-properties fo:padding="0.097cm" fo:border-left="0.05pt solid #000000" fo:border-right="none" fo:border-top="none" fo:border-bottom="0.05pt solid #000000"/>
    </style:style>
    <style:style style:name="Tabella6.O14" style:family="table-cell">
      <style:table-cell-properties fo:padding="0.097cm" fo:border-left="0.05pt solid #000000" fo:border-right="none" fo:border-top="none" fo:border-bottom="0.05pt solid #000000"/>
    </style:style>
    <style:style style:name="Tabella6.P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2.064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0.476cm"/>
    </style:style>
    <style:style style:name="Tabella4.3" style:family="table-row">
      <style:table-row-properties style:min-row-height="1.799cm"/>
    </style:style>
    <style:style style:name="Tabella4.4" style:family="table-row">
      <style:table-row-properties style:min-row-height="0.529cm"/>
    </style:style>
    <style:style style:name="Tabella4.5" style:family="table-row">
      <style:table-row-properties style:min-row-height="0.533cm"/>
    </style:style>
    <style:style style:name="Tabella4.7" style:family="table-row">
      <style:table-row-properties style:min-row-height="0.51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4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1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Table_20_Contents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20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4cb7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6e380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Frame_20_contents">
      <style:paragraph-properties fo:text-align="end" style:justify-single-word="false"/>
    </style:style>
    <style:style style:name="P32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6" style:family="paragraph" style:parent-style-name="Standard">
      <style:paragraph-properties fo:margin-left="0cm" fo:margin-right="0.101cm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7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30f16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style:text-position="sub 58%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5"><text:placeholder text:placeholder-type="text">&lt;setLang(o.partner_id.lang or "en_US")&gt;</text:placeholder></text:p>
            <text:p text:style-name="P26"><text:placeholder text:placeholder-type="text">&lt;if test="o.partner_id.lang=='it_IT'"&gt;</text:placeholder>Riferimento:<text:placeholder text:placeholder-type="text">&lt;/if&gt;</text:placeholder><text:placeholder text:placeholder-type="text">&lt;if test="o.partner_id.lang!='it_IT'"&gt;</text:placeholder>Our reference:<text:placeholder text:placeholder-type="text">&lt;/if&gt;</text:placeholder> <text:placeholder text:placeholder-type="text">&lt;o.name&gt;</text:placeholder> / <text:placeholder text:placeholder-type="text">&lt;o.date_order and o.date_order[0:4]&gt;</text:placeholder></text:p>
            <text:p text:style-name="P29"><text:span text:style-name="T14"><text:placeholder text:placeholder-type="text">&lt;_("Date")&gt;</text:placeholder></text:span><text:span text:style-name="T14">: </text:span><text:span text:style-name="T14"><text:placeholder text:placeholder-type="text">&lt;o.date_order&gt;</text:placeholder></text:span></text:p>
          </table:table-cell>
          <table:table-cell table:style-name="Tabella1.A1" office:value-type="string">
            <text:p text:style-name="P18"><text:s/></text:p>
            <text:p text:style-name="P16"><text:placeholder text:placeholder-type="text">&lt;o.partner_id.name&gt;</text:placeholder></text:p>
            <text:p text:style-name="P26"><text:placeholder text:placeholder-type="text">&lt;if test="o.partner_id.lang=='it_IT'"&gt;</text:placeholder></text:p>
            <text:p text:style-name="P13">Indirizzo: <text:placeholder text:placeholder-type="text">&lt;o.partner_id.street or ""&gt;</text:placeholder></text:p>
            <text:p text:style-name="P13">Città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30">e-mail: <text:placeholder text:placeholder-type="text">&lt;o.partner_id.email or ""&gt;</text:placeholder> <text:s text:c="4"/>Tel.: <text:placeholder text:placeholder-type="text">&lt;o.partner_id.phone or ""&gt;</text:placeholder> <text:s text:c="3"/>Fax: <text:placeholder text:placeholder-type="text">&lt;o.partner_id.fax or ""&gt;</text:placeholder></text:p>
            <text:p text:style-name="P26"><text:placeholder text:placeholder-type="text">&lt;/if&gt;</text:placeholder></text:p>
            <text:p text:style-name="P26"><text:placeholder text:placeholder-type="text">&lt;if test="o.partner_id.lang!='it_IT'"&gt;</text:placeholder></text:p>
            <text:p text:style-name="P13">Street: <text:placeholder text:placeholder-type="text">&lt;o.partner_id.street or ""&gt;</text:placeholder></text:p>
            <text:p text:style-name="P13">Country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6"><text:span text:style-name="T9">e-mail: </text:span><text:span text:style-name="T9"><text:placeholder text:placeholder-type="text">&lt;o.partner_id.email or ""&gt;</text:placeholder></text:span><text:span text:style-name="T9"> <text:s text:c="3"/>Phone: </text:span><text:span text:style-name="T9"><text:placeholder text:placeholder-type="text">&lt;o.partner_id.phone or ""&gt;</text:placeholder></text:span><text:span text:style-name="T9"> <text:s text:c="4"/>Fax: </text:span><text:span text:style-name="T9"><text:placeholder text:placeholder-type="text">&lt;o.partner_id.fax or ""&gt;</text:placeholder></text:span><text:placeholder text:placeholder-type="text">&lt;/if&gt;</text:placeholder></text:p>
            <text:p text:style-name="P26"/>
          </table:table-cell>
        </table:table-row>
        <table:table-row table:style-name="Tabella1.2">
          <table:table-cell table:style-name="Tabella1.A1" table:number-columns-spanned="2" office:value-type="string">
            <text:p text:style-name="P13"/>
          </table:table-cell>
          <table:covered-table-cell/>
        </table:table-row>
      </table:table>
      <text:p text:style-name="P20"/>
      <text:p text:style-name="P25"><text:placeholder text:placeholder-type="text">&lt;setLang(o.partner_id.lang or "en_US")&gt;</text:placeholder></text:p>
      <text:p text:style-name="P11"><text:span text:style-name="T6"><text:placeholder text:placeholder-type="text">&lt;if test="o.partner_id.lang=='it_IT'"&gt;</text:placeholder></text:span><text:span text:style-name="T5">Riferimento commerciale:</text:span><text:span text:style-name="T6"><text:placeholder text:placeholder-type="text">&lt;/if&gt;</text:placeholder></text:span><text:span text:style-name="T6"><text:placeholder text:placeholder-type="text">&lt;if test="o.partner_id.lang!='it_IT'"&gt;</text:placeholder></text:span><text:span text:style-name="T5">Your reference:</text:span><text:span text:style-name="T6"><text:placeholder text:placeholder-type="text">&lt;/if&gt;</text:placeholder></text:span><text:span text:style-name="T5"> </text:span><text:span text:style-name="T5"><text:placeholder text:placeholder-type="text">&lt;user.signature&gt;</text:placeholder></text:span></text:p>
      <text:p text:style-name="P32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C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column table:style-name="Tabella6.P"/>
        <table:table-header-rows>
          <table:table-row>
            <table:table-cell table:style-name="Tabella6.A1" table:number-columns-spanned="16" office:value-type="string">
              <text:p text:style-name="P16"><text:placeholder text:placeholder-type="text">&lt;if test="o.partner_id.lang=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2" table:number-rows-spanned="2" office:value-type="string">
              <text:p text:style-name="P10">IMMAGINI</text:p>
            </table:table-cell>
            <table:table-cell table:style-name="Tabella6.A2" table:number-rows-spanned="2" office:value-type="string">
              <text:p text:style-name="P10">CODICE EAN </text:p>
            </table:table-cell>
            <table:table-cell table:style-name="Tabella6.A2" table:number-rows-spanned="2" office:value-type="string">
              <text:p text:style-name="P10">NOSTRO ART.</text:p>
            </table:table-cell>
            <table:table-cell table:style-name="Tabella6.A2" table:number-rows-spanned="2" office:value-type="string">
              <text:p text:style-name="P10">NOSTRA DESCRIZIONE</text:p>
            </table:table-cell>
            <table:table-cell table:style-name="Tabella6.A2" table:number-rows-spanned="2" office:value-type="string">
              <text:p text:style-name="P10">VOSTRO ARTICOLO</text:p>
            </table:table-cell>
            <table:table-cell table:style-name="Tabella6.A2" table:number-rows-spanned="2" office:value-type="string">
              <text:p text:style-name="P10">VOSTRA DESCRIZIONE</text:p>
            </table:table-cell>
            <table:table-cell table:style-name="Tabella6.A2" table:number-rows-spanned="2" office:value-type="string">
              <text:p text:style-name="P10">COLORE</text:p>
            </table:table-cell>
            <table:table-cell table:style-name="Tabella6.A2" table:number-rows-spanned="2" office:value-type="string">
              <text:p text:style-name="P10">CUSCINO VETRO</text:p>
            </table:table-cell>
            <table:table-cell table:style-name="Tabella6.A2" table:number-rows-spanned="2" office:value-type="string">
              <text:p text:style-name="P10">DIMENS. cm.</text:p>
              <text:p text:style-name="P10"><text:s/>(LxWxH )</text:p>
            </table:table-cell>
            <table:table-cell table:style-name="Tabella6.A2" table:number-rows-spanned="2" office:value-type="string">
              <text:p text:style-name="P10">VOLUME CARTONE M3</text:p>
            </table:table-cell>
            <table:table-cell table:style-name="Tabella6.A2" table:number-columns-spanned="2" office:value-type="string">
              <text:p text:style-name="P10">CARTONE PRINCIPALE</text:p>
            </table:table-cell>
            <table:covered-table-cell/>
            <table:table-cell table:style-name="Tabella6.A2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Z</text:p>
            </table:table-cell>
            <table:table-cell table:style-name="Tabella6.A2" table:number-rows-spanned="2" office:value-type="string">
              <text:p text:style-name="P10">Q.TA' </text:p>
            </table:table-cell>
            <table:table-cell table:style-name="Tabella6.A2" table:number-rows-spanned="2" office:value-type="string">
              <text:p text:style-name="P10">VOLUME TOTALE M<text:span text:style-name="T17">3</text:span></text:p>
            </table:table-cell>
            <table:table-cell table:style-name="Tabella6.P2" table:number-rows-spanned="2" office:value-type="string">
              <text:p text:style-name="P10">IMPORTO TOTALE <text:span text:style-name="T15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EZZI</text:p>
            </table:table-cell>
            <table:table-cell table:style-name="Tabella6.L11" office:value-type="string">
              <text:p text:style-name="P10">MIS. CM.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6"><text:placeholder text:placeholder-type="text">&lt;if test="o.partner_id.lang!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6" table:number-rows-spanned="2" office:value-type="string">
              <text:p text:style-name="P10">PICTURE</text:p>
            </table:table-cell>
            <table:table-cell table:style-name="Tabella6.A6" table:number-rows-spanned="2" office:value-type="string">
              <text:p text:style-name="P10">EAN CODE</text:p>
            </table:table-cell>
            <table:table-cell table:style-name="Tabella6.A6" table:number-rows-spanned="2" office:value-type="string">
              <text:p text:style-name="P10">OUR ITEM</text:p>
            </table:table-cell>
            <table:table-cell table:style-name="Tabella6.A6" table:number-rows-spanned="2" office:value-type="string">
              <text:p text:style-name="P10">OUR PRODUCT DESCRIPTION</text:p>
            </table:table-cell>
            <table:table-cell table:style-name="Tabella6.A6" table:number-rows-spanned="2" office:value-type="string">
              <text:p text:style-name="P10">YOUR ITEM</text:p>
            </table:table-cell>
            <table:table-cell table:style-name="Tabella6.A6" table:number-rows-spanned="2" office:value-type="string">
              <text:p text:style-name="P10">YOUR PRODUCT DESCRIPTION</text:p>
            </table:table-cell>
            <table:table-cell table:style-name="Tabella6.A6" table:number-rows-spanned="2" office:value-type="string">
              <text:p text:style-name="P10">COLOR</text:p>
            </table:table-cell>
            <table:table-cell table:style-name="Tabella6.A6" table:number-rows-spanned="2" office:value-type="string">
              <text:p text:style-name="P10">PILLOW-GLASS</text:p>
            </table:table-cell>
            <table:table-cell table:style-name="Tabella6.A6" table:number-rows-spanned="2" office:value-type="string">
              <text:p text:style-name="P10">ITEM SIZE cm.</text:p>
              <text:p text:style-name="P10">(L x W x H )</text:p>
            </table:table-cell>
            <table:table-cell table:style-name="Tabella6.A6" table:number-rows-spanned="2" office:value-type="string">
              <text:p text:style-name="P10">MASTER CARTON VOL. M3 </text:p>
            </table:table-cell>
            <table:table-cell table:style-name="Tabella6.A6" table:number-columns-spanned="2" office:value-type="string">
              <text:p text:style-name="P10">MASTER CARTON</text:p>
            </table:table-cell>
            <table:covered-table-cell/>
            <table:table-cell table:style-name="Tabella6.A6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C</text:p>
            </table:table-cell>
            <table:table-cell table:style-name="Tabella6.A6" table:number-rows-spanned="2" office:value-type="string">
              <text:p text:style-name="P10">Q.TY </text:p>
            </table:table-cell>
            <table:table-cell table:style-name="Tabella6.A6" table:number-rows-spanned="2" office:value-type="string">
              <text:p text:style-name="P10">TOTAL VOLUME</text:p>
              <text:p text:style-name="P10">M3</text:p>
            </table:table-cell>
            <table:table-cell table:style-name="Tabella6.P6" table:number-rows-spanned="2" office:value-type="string">
              <text:p text:style-name="P10">TOTAL AMOUNT <text:span text:style-name="T15"><text:text-input text:description="&lt;o.partner_id.property_product_pricelist_purchase.currency_id.symbol&gt;">V</text:text-input>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CS</text:p>
            </table:table-cell>
            <table:table-cell table:style-name="Tabella6.L11" office:value-type="string">
              <text:p text:style-name="P10">SIZ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13" table:number-columns-spanned="16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11" office:value-type="string">
            <text:p text:style-name="P19"><draw:frame draw:style-name="fr1" draw:name="image:asimage(item.product_id.quotation_photo)" text:anchor-type="paragraph" svg:y="0cm" style:rel-width="105%" svg:height="2.739cm" style:rel-height="scale-min" draw:z-index="0"><draw:text-box fo:min-width="2.217cm"><text:p text:style-name="P31"/></draw:text-box></draw:frame></text:p>
          </table:table-cell>
          <table:table-cell table:style-name="Tabella6.B11" office:value-type="string">
            <text:p text:style-name="P27"><draw:frame draw:style-name="fr2" draw:name="image: barcode(item.product_id.ean13,'ean13')" text:anchor-type="paragraph" style:rel-width="100%" svg:height="1.66cm" style:rel-height="scale-min" draw:z-index="1"><draw:text-box fo:min-width="2.921cm"><text:p text:style-name="P31"/></draw:text-box></draw:frame></text:p>
          </table:table-cell>
          <table:table-cell table:style-name="Tabella6.I11" office:value-type="string">
            <text:p text:style-name="P21"><text:placeholder text:placeholder-type="text">&lt;item.product_id.default_code&gt;</text:placeholder></text:p>
          </table:table-cell>
          <table:table-cell table:style-name="Tabella6.D11" office:value-type="string">
            <text:p text:style-name="P21"><text:placeholder text:placeholder-type="text">&lt;get_lang_field('product.product', item.product_id.id, 'name', 'it_IT')&gt;</text:placeholder></text:p>
          </table:table-cell>
          <table:table-cell table:style-name="Tabella6.E11" office:value-type="string">
            <text:p text:style-name="P21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11" office:value-type="string">
            <text:p text:style-name="P5"><text:span text:style-name="T4"><text:placeholder text:placeholder-type="text">&lt;item.product_id.description_purchase&gt;</text:placeholder></text:span> </text:p>
          </table:table-cell>
          <table:table-cell table:style-name="Tabella6.G11" office:value-type="string">
            <text:p text:style-name="P21"><text:placeholder text:placeholder-type="text">&lt;item.product_id.colour&gt;</text:placeholder></text:p>
          </table:table-cell>
          <table:table-cell table:style-name="Tabella6.H11" office:value-type="string">
            <text:p text:style-name="P21"><text:placeholder text:placeholder-type="text">&lt;item.product_id.fabric if (item.product_id.colour != item.product_id.fabric) else ''&gt;</text:placeholder></text:p>
          </table:table-cell>
          <table:table-cell table:style-name="Tabella6.I11" office:value-type="string">
            <text:p text:style-name="P6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J11" office:value-type="string">
            <text:p text:style-name="P23"><text:placeholder text:placeholder-type="text">&lt;"%2.3f" % (item.product_id.pack_l * item.product_id.pack_h * item.product_id.pack_p / 1000000.0)&gt;</text:placeholder></text:p>
          </table:table-cell>
          <table:table-cell table:style-name="Tabella6.K11" office:value-type="string">
            <text:p text:style-name="P22"><text:placeholder text:placeholder-type="text">&lt;if test="len(item.product_id.packaging_ids)==1"&gt;</text:placeholder><text:placeholder text:placeholder-type="text">&lt;item.product_id.packaging_ids[0].qty&gt;</text:placeholder><text:placeholder text:placeholder-type="text">&lt;/if&gt;</text:placeholder></text:p>
          </table:table-cell>
          <table:table-cell table:style-name="Tabella6.L11" office:value-type="string">
            <text:p text:style-name="P6"><text:placeholder text:placeholder-type="text">&lt;item.product_id.pack_l&gt;</text:placeholder></text:p>
            <text:p text:style-name="P7"><text:span text:style-name="T5">x </text:span><text:span text:style-name="T5"><text:placeholder text:placeholder-type="text">&lt;item.product_id.pack_h&gt;</text:placeholder></text:span></text:p>
            <text:p text:style-name="P7"><text:span text:style-name="T5">x </text:span><text:span text:style-name="T5"><text:placeholder text:placeholder-type="text">&lt;item.product_id.pack_p&gt;</text:placeholder></text:span></text:p>
          </table:table-cell>
          <table:table-cell table:style-name="Tabella6.M11" office:value-type="string">
            <text:p text:style-name="P22"><text:placeholder text:placeholder-type="text">&lt;item.price_unit&gt;</text:placeholder></text:p>
          </table:table-cell>
          <table:table-cell table:style-name="Tabella6.N11" office:value-type="string">
            <text:p text:style-name="P36"><text:placeholder text:placeholder-type="text">&lt;"%d"%(item.product_qty or 0)&gt;</text:placeholder></text:p>
          </table:table-cell>
          <table:table-cell table:style-name="Tabella6.O14" office:value-type="string">
            <text:p text:style-name="P37"><text:placeholder text:placeholder-type="text">&lt;get_unit_volume(item)&gt;</text:placeholder></text:p>
          </table:table-cell>
          <table:table-cell table:style-name="Tabella6.P14" office:value-type="string">
            <text:p text:style-name="P24"><text:placeholder text:placeholder-type="text">&lt;formatLang(item.price_subtotal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13" table:number-columns-spanned="16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4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O14" office:value-type="string">
            <text:p text:style-name="P28"><text:placeholder text:placeholder-type="text">&lt;get_total_volume(o)&gt;</text:placeholder></text:p>
          </table:table-cell>
          <table:table-cell table:style-name="Tabella6.P14" office:value-type="string">
            <text:p text:style-name="P28"><text:placeholder text:placeholder-type="text">&lt;formatLang(o.amount_untaxed)&gt;</text:placeholder> <text:span text:style-name="T16"><text:text-input text:description="&lt;o.partner_id.property_product_pricelist_purchase.currency_id.symbol&gt;">V</text:text-input></text:span></text:p>
          </table:table-cell>
        </table:table-row>
      </table:table>
      <text:p text:style-name="P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  <text:p text:style-name="P14">SHIPMENT DATE: <text:span text:style-name="T3"><text:placeholder text:placeholder-type="text">&lt;formatLang(o.minimum_planned_date, date=True) if o.minimum_planned_date else ''&gt;</text:placeholder></text:span><text:line-break/>SHIPPING MARKS: WILL FOLLOW VIA E-MAIL</text:p>
            <text:p text:style-name="P14">PAYMENT: L/C AT SIGHT</text:p>
            <text:p text:style-name="P14">TRANSHIPMENT: ALLOWED</text:p>
            <text:p text:style-name="P14">PARTIAL SHIPMENT: NOT ALLOWED</text:p>
            <text:p text:style-name="P14"><text:span text:style-name="T7"><text:placeholder text:placeholder-type="text">&lt;/if&gt;</text:placeholder></text:span><text:span text:style-name="T8"> </text:span></text:p>
            <text:p text:style-name="P14"/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16"><text:placeholder text:placeholder-type="text">&lt;if test="o.partner_id.lang=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VENDITORE PER ACCETTAZIONE</text:p>
            <text:p text:style-name="P12"/>
            <text:p text:style-name="P12">_______________________________________</text:p>
            <text:p text:style-name="P17">Titolare</text:p>
          </table:table-cell>
        </table:table-row>
        <text:soft-page-break/>
        <table:table-row table:style-name="Tabella4.4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  <table:table-row table:style-name="Tabella4.5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SUPPLIER FOR ACCEPTANCE</text:p>
            <text:p text:style-name="P12"/>
            <text:p text:style-name="P12">_______________________________________</text:p>
            <text:p text:style-name="P17">Manager</text:p>
          </table:table-cell>
        </table:table-row>
        <table:table-row table:style-name="Tabella4.7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</table:table>
      <text:p text:style-name="P35"><text:placeholder text:placeholder-type="text">&lt;if test="o.partner_id.lang!='it_IT'"&gt;</text:placeholder></text:p>
      <text:p text:style-name="P34"/>
      <text:p text:style-name="P9">We have been informed by our authorities that often the <text:span text:style-name="T11">silica gel from China contains </text:span><text:a xlink:type="simple" xlink:href="http://en.wikipedia.org/wiki/Dimethylformamide" text:style-name="Internet_20_link" text:visited-style-name="Visited_20_Internet_20_Link">DMF</text:a><text:span text:style-name="T10">, a substance which has now </text:span><text:span text:style-name="T11">been banished in Italy</text:span><text:span text:style-name="T12"> </text:span><text:span text:style-name="T10">because it causes a lot of healths problems, to avoid any problems, </text:span><text:span text:style-name="T11">the boxes must not contain silica gel bags</text:span><text:span text:style-name="T10">.</text:span></text:p>
      <text:p text:style-name="P33">It is really important because we could have penal problems with Italian authorities.</text:p>
      <text:p text:style-name="P33">Please send us your<text:span text:style-name="T14"> </text:span><text:span text:style-name="T13">written confirmation</text:span>, then we can declare to our authorities that there are no silica gel bags in your boxes.</text:p>
      <text:p text:style-name="P16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Oggetto1" text:anchor-type="as-char" svg:width="3cm" svg:height="1.08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MT1"><text:line-break/></text:span><text:span text:style-name="MT2">Sede Legale: Via Grande, 104 - San Paolo (BS) - Italy</text:span></text:p>
        <text:p text:style-name="MP2">Sede operativa: Via Montichiari, 87 - 25016 Ghedi (BS) - Italy</text:p>
      </style:header>
      <style:footer>
        <text:p text:style-name="MP3"><text:span text:style-name="MT3"><text:tab/> <text:tab/>Page </text:span>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1T14:32:38.357094029</dc:date>
    <meta:editing-duration>P7DT2H31M10S</meta:editing-duration>
    <meta:editing-cycles>723</meta:editing-cycles>
    <meta:generator>LibreOffice/4.3.3.2$Linux_X86_64 LibreOffice_project/430m0$Build-2</meta:generator>
    <dc:creator>thebrush </dc:creator>
    <meta:document-statistic meta:table-count="3" meta:image-count="0" meta:object-count="1" meta:page-count="3" meta:paragraph-count="107" meta:word-count="387" meta:character-count="3557" meta:non-whitespace-character-count="325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3.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ce1">
            <draw:frame table:end-cell-address="Foglio1.F2" table:end-x="10.021cm" table:end-y="2.986cm" draw:z-index="0" draw:name="Picture 276" draw:style-name="gr1" draw:text-style-name="P1" svg:width="8.729cm" svg:height="2.717cm" svg:x="1.294cm" svg:y="0.269cm">
              <draw:image xlink:href="Pictures/100002000000035400000149F385CC0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text>€ </number:text>
      <number:number number:decimal-places="0" number:min-integer-digits="1" number:grouping="true"/>
    </number:number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8">
      <number:text>€ </number:text>
      <number:number number:decimal-places="2" number:min-integer-digits="1" number:grouping="true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3" number:min-integer-digits="1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currency-style style:name="N138">
      <number:currency-symbol number:language="en" number:country="US">$</number:currency-symbol>
      <number:text>  </number:text>
      <number:number number:decimal-places="2" number:min-integer-digits="1" number:grouping="true"/>
    </number:currency-style>
    <number:currency-style style:name="N139">
      <number:currency-symbol number:language="en" number:country="US">$</number:currency-symbol>
      <number:number number:decimal-places="2" number:min-integer-digits="1" number:grouping="true"/>
    </number:currency-style>
    <number:number-style style:name="N140">
      <number:text>€ </number:text>
      <number:number number:decimal-places="1" number:min-integer-digits="1" number:grouping="true"/>
    </number:number-style>
    <number:number-style style:name="N141">
      <number:number number:decimal-places="10" number:min-integer-digits="1"/>
    </number:number-style>
    <number:number-style style:name="N142">
      <number:number number:decimal-places="11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50P0" style:volatile="true">
      <number:text>US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0P0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Times New Roman" fo:font-family="'Times New Roman'" style:font-family-generic="roman" fo:font-size="12pt" style:font-name-asian="WenQuanYi Micro Hei" style:font-family-asian="'WenQuanYi Micro Hei'" style:font-family-generic-asian="system" style:font-pitch-asian="variable" style:font-size-asian="12pt" style:font-name-complex="Lohit Hindi" style:font-family-complex="'Lohit Hind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 style:data-style-name="N2" text:time-value="13:50:57.30157641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